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66cc" draw:marker-start-width="0.237cm" draw:marker-end-width="0.237cm" draw:fill="none" draw:textarea-horizontal-align="justify" draw:textarea-vertical-align="middle" draw:auto-grow-height="false" fo:min-height="2.42cm" fo:min-width="0.283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66cc" draw:marker-start-width="0.237cm" draw:marker-end-width="0.237cm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svg:stroke-color="#0066cc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" style:family="graphic" style:parent-style-name="measure" style:list-style-name="L1">
      <style:graphic-properties draw:textarea-vertical-align="middle" draw:line-distance="2.213cm" draw:placing="above"/>
    </style:style>
    <style:style style:name="gr5" style:family="graphic" style:parent-style-name="measure" style:list-style-name="L2">
      <style:graphic-properties draw:stroke="none" draw:fill="none" fo:min-height="0.476cm"/>
    </style:style>
    <style:style style:name="gr6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middle" draw:auto-grow-height="false" fo:min-height="0cm" fo:min-width="0.492cm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middle" draw:auto-grow-height="false" fo:min-height="0.107cm" fo:min-width="0cm" fo:padding-top="0.137cm" fo:padding-bottom="0.137cm" fo:padding-left="0.262cm" fo:padding-right="0.262cm"/>
    </style:style>
    <style:style style:name="gr8" style:family="graphic" style:parent-style-name="measure" style:list-style-name="L1">
      <style:graphic-properties draw:textarea-vertical-align="middle" draw:line-distance="1.154cm" draw:end-guide="0.043cm"/>
    </style:style>
    <style:style style:name="gr9" style:family="graphic" style:parent-style-name="objectwithoutfill">
      <style:graphic-properties draw:marker-start="" draw:marker-end="Arrow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1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sub 80%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39cm" svg:height="3.81cm" svg:x="13.683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1" draw:layer="layout" svg:width="1.139cm" svg:height="3.81cm" svg:x="7.71cm" svg:y="2.286cm" draw:kind="arc" draw:start-angle="90" draw:end-angle="270">
          <text:p/>
        </draw:ellipse>
        <draw:line draw:style-name="gr3" draw:text-style-name="P1" draw:layer="layout" svg:x1="8.279cm" svg:y1="2.286cm" svg:x2="14.253cm" svg:y2="2.286cm">
          <text:p/>
        </draw:line>
        <draw:line draw:style-name="gr3" draw:text-style-name="P1" draw:layer="layout" svg:x1="8.279cm" svg:y1="6.096cm" svg:x2="14.253cm" svg:y2="6.096cm">
          <text:p/>
        </draw:line>
        <draw:line draw:style-name="gr3" draw:text-style-name="P1" draw:layer="layout" svg:x1="9.636cm" svg:y1="4.959cm" svg:x2="9.636cm" svg:y2="6.08cm">
          <text:p/>
        </draw:line>
        <draw:measure draw:style-name="gr4" draw:text-style-name="P2" draw:layer="measurelines" svg:x1="9.736cm" svg:y1="6.089cm" svg:x2="9.736cm" svg:y2="4.946cm">
          <text:p text:style-name="P2"><text:span text:style-name="T1">λ/4</text:span></text:p>
        </draw:measure>
        <draw:frame draw:style-name="gr5" draw:text-style-name="P3" draw:layer="layout" svg:width="0.502cm" svg:height="1.187cm" svg:x="5.953cm" svg:y="7.005cm">
          <draw:text-box>
            <text:p/>
          </draw:text-box>
        </draw:frame>
        <draw:custom-shape draw:style-name="gr6" draw:text-style-name="P1" draw:layer="layout" svg:width="1.016cm" svg:height="0.254cm" svg:x="9.128cm" svg:y="5.9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08cm" svg:height="0.381cm" svg:x="9.382cm" svg:y="6.207cm">
          <text:p/>
          <draw:enhanced-geometry svg:viewBox="0 0 21600 21600" draw:type="rectangle" draw:enhanced-path="M 0 0 L 21600 0 21600 21600 0 21600 0 0 Z N"/>
        </draw:custom-shape>
        <draw:measure draw:style-name="gr8" draw:text-style-name="P2" draw:layer="measurelines" svg:x1="9.645cm" svg:y1="6.123cm" svg:x2="8.248cm" svg:y2="6.123cm">
          <text:p text:style-name="P2"><text:span text:style-name="T1">λ</text:span><text:span text:style-name="T2">g</text:span><text:span text:style-name="T1">/4</text:span></text:p>
        </draw:measure>
        <draw:line draw:style-name="gr9" draw:text-style-name="P1" draw:layer="layout" svg:x1="14.267cm" svg:y1="4.176cm" svg:x2="14.589cm" svg:y2="2.651cm">
          <text:p/>
        </draw:line>
        <draw:frame draw:style-name="gr10" draw:text-style-name="P4" draw:layer="layout" svg:width="0.381cm" svg:height="0.569cm" svg:x="14.081cm" svg:y="3.032cm">
          <draw:text-box>
            <text:p text:style-name="P4"><text:span text:style-name="T3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Soler</meta:initial-creator>
    <meta:creation-date>2017-03-11T10:29:22.701474367</meta:creation-date>
    <dc:date>2017-05-25T12:01:58.335538525</dc:date>
    <dc:creator>Francisco Soler</dc:creator>
    <meta:editing-duration>P1DT18H57M1S</meta:editing-duration>
    <meta:editing-cycles>13</meta:editing-cycles>
    <meta:generator>LibreOffice/4.3.3.2$Linux_X86_64 LibreOffice_project/430m0$Build-2</meta:generator>
    <meta:document-statistic meta:object-count="12"/>
  </office:meta>
</office:document-meta>
</file>